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c2e5" officeooo:paragraph-rsid="0012c2e5"/>
    </style:style>
    <style:style style:name="P2" style:family="paragraph" style:parent-style-name="Standard">
      <style:text-properties officeooo:rsid="0014ae8e" officeooo:paragraph-rsid="0014ae8e"/>
    </style:style>
    <style:style style:name="P3" style:family="paragraph" style:parent-style-name="Standard">
      <style:text-properties officeooo:rsid="0014ba89" officeooo:paragraph-rsid="0014ba89"/>
    </style:style>
    <style:style style:name="P4" style:family="paragraph" style:parent-style-name="Standard">
      <style:text-properties officeooo:rsid="0016c97c" officeooo:paragraph-rsid="0016c97c"/>
    </style:style>
    <style:style style:name="P5" style:family="paragraph" style:parent-style-name="Standard">
      <style:text-properties officeooo:rsid="001b360d" officeooo:paragraph-rsid="001b360d"/>
    </style:style>
    <style:style style:name="P6" style:family="paragraph" style:parent-style-name="Standard">
      <style:text-properties officeooo:rsid="001b642f" officeooo:paragraph-rsid="001b642f"/>
    </style:style>
    <style:style style:name="P7" style:family="paragraph" style:parent-style-name="Standard">
      <style:text-properties officeooo:rsid="001caede" officeooo:paragraph-rsid="001caede"/>
    </style:style>
    <style:style style:name="P8" style:family="paragraph" style:parent-style-name="Standard">
      <style:text-properties officeooo:rsid="001df5ee" officeooo:paragraph-rsid="001df5ee"/>
    </style:style>
    <style:style style:name="P9" style:family="paragraph" style:parent-style-name="Standard">
      <style:text-properties officeooo:rsid="001f7a96" officeooo:paragraph-rsid="001f7a96"/>
    </style:style>
    <style:style style:name="P10" style:family="paragraph" style:parent-style-name="Standard">
      <style:text-properties officeooo:rsid="002176f7" officeooo:paragraph-rsid="002176f7"/>
    </style:style>
    <style:style style:name="P11" style:family="paragraph" style:parent-style-name="Standard">
      <style:text-properties officeooo:rsid="00233e8e" officeooo:paragraph-rsid="00233e8e"/>
    </style:style>
    <style:style style:name="T1" style:family="text">
      <style:text-properties officeooo:rsid="0014ba89"/>
    </style:style>
    <style:style style:name="T2" style:family="text">
      <style:text-properties officeooo:rsid="0015d2f1"/>
    </style:style>
    <style:style style:name="T3" style:family="text">
      <style:text-properties officeooo:rsid="0016eece"/>
    </style:style>
    <style:style style:name="T4" style:family="text">
      <style:text-properties officeooo:rsid="00185f24"/>
    </style:style>
    <style:style style:name="T5" style:family="text">
      <style:text-properties officeooo:rsid="001a44d2"/>
    </style:style>
    <style:style style:name="T6" style:family="text">
      <style:text-properties officeooo:rsid="001e4c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x</text:p>
      <text:p text:style-name="P1"/>
      <text:p text:style-name="P5">Exercice 1</text:p>
      <text:p text:style-name="P1"/>
      <text:p text:style-name="P2">1/ <text:s/>uname -a</text:p>
      <text:p text:style-name="P2">2 / <text:span text:style-name="T1">cat /etc/issue</text:span></text:p>
      <text:p text:style-name="P3">3 / who</text:p>
      <text:p text:style-name="P3">4 / <text:s/>su</text:p>
      <text:p text:style-name="P3">5 / exit</text:p>
      <text:p text:style-name="P3">6 / <text:span text:style-name="T2">df (disk </text:span><text:span text:style-name="T3">f</text:span><text:span text:style-name="T2">ree) </text:span><text:span text:style-name="T4">(df -h) mount</text:span></text:p>
      <text:p text:style-name="P4">7 / <text:span text:style-name="T5">lshw</text:span></text:p>
      <text:p text:style-name="P4"/>
      <text:p text:style-name="P5">Exercice 2</text:p>
      <text:p text:style-name="P5"/>
      <text:p text:style-name="P5">1 / su ou su root</text:p>
      <text:p text:style-name="P6">2 / ls /etc</text:p>
      <text:p text:style-name="P7">3 / cat /etc/passwd (Affichage concaténé), more /etc/passwd (Affichage page/page), less /etc/passwd (comme more mais avec plus de fonctionnalité)</text:p>
      <text:p text:style-name="P7"/>
      <text:p text:style-name="P8">4 / <text:span text:style-name="T6">head /etc/passwd</text:span></text:p>
      <text:p text:style-name="P8"/>
      <text:p text:style-name="P9">5 / tail /etc/group</text:p>
      <text:p text:style-name="P9"/>
      <text:p text:style-name="P9">6 / tail -n5 /etc/group</text:p>
      <text:p text:style-name="P9"/>
      <text:p text:style-name="P10">7 / id username</text:p>
      <text:p text:style-name="P10"/>
      <text:p text:style-name="P11">8 / usermod -u 602 usernam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3T09:16:53.815171166</meta:creation-date>
    <dc:date>2024-10-03T10:25:21.465871624</dc:date>
    <meta:editing-duration>PT44M54S</meta:editing-duration>
    <meta:editing-cycles>15</meta:editing-cycles>
    <meta:generator>LibreOffice/24.2.6.2$Linux_X86_64 LibreOffice_project/420$Build-2</meta:generator>
    <meta:document-statistic meta:table-count="0" meta:image-count="0" meta:object-count="0" meta:page-count="1" meta:paragraph-count="18" meta:word-count="84" meta:character-count="393" meta:non-whitespace-character-count="325"/>
  </office:meta>
</office:document-meta>
</file>